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0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4.475cm"/>
    </style:style>
    <style:style style:name="co4" style:family="table-column">
      <style:table-column-properties fo:break-before="auto" style:column-width="19.28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72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.212cm"/>
      <style:text-properties style:font-name="Courier New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212cm"/>
      <style:text-properties style:font-name="Courier New"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.212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212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Noto Mono" fo:font-weight="normal" style:font-weight-asian="normal" style:font-weight-complex="normal"/>
    </style:style>
    <style:style style:name="ce8" style:family="table-cell" style:parent-style-name="Default">
      <style:text-properties style:font-name="Noto Mono" fo:font-weight="normal" style:font-weight-asian="normal" style:font-weight-complex="normal"/>
    </style:style>
    <style:style style:name="ce9" style:family="table-cell" style:parent-style-name="Default">
      <style:text-properties style:text-outline="false" style:text-line-through-style="none" style:text-line-through-type="none" style:font-name="Noto Mono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ourier New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number-columns-repeated="1020" table:default-cell-style-name="ce8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Server JS name</text:p>
          </table:table-cell>
          <table:table-cell table:style-name="ce3" office:value-type="string" calcext:value-type="string">
            <text:p>DOM name</text:p>
          </table:table-cell>
          <table:table-cell table:style-name="ce5" office:value-type="string" calcext:value-type="string">
            <text:p>Content, example(s) from a possible album tree</text:p>
          </table:table-cell>
          <table:table-cell table:style-name="ce7"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WWW_ROOT</text:p>
          </table:table-cell>
          <table:table-cell/>
          <table:table-cell office:value-type="string" calcext:value-type="string">
            <text:p><text:span text:style-name="T1">/home/tore/Arbeten/mish [Browser access point with a symlink to root: </text:span>´rln´ -&gt; ´/´ ]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MDB_HOME</text:p>
          </table:table-cell>
          <table:table-cell office:value-type="string" calcext:value-type="string">
            <text:p>#userDir</text:p>
          </table:table-cell>
          <table:table-cell office:value-type="string" calcext:value-type="string">
            <text:p>/home/tore [Root of album collections; may be any data directory]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IMDB_ROOT</text:p>
          </table:table-cell>
          <table:table-cell office:value-type="string" calcext:value-type="string">
            <text:p>#imdbRoot</text:p>
          </table:table-cell>
          <table:table-cell office:value-type="string" calcext:value-type="string">
            <text:p>Album-1 [A collection and root album]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IMDB</text:p>
          </table:table-cell>
          <table:table-cell office:value-type="string" calcext:value-type="string">
            <text:p>#imdbPath</text:p>
          </table:table-cell>
          <table:table-cell office:value-type="string" calcext:value-type="string">
            <text:p>/home/tore/Album-1 [`IMDB_HOME`/`IMDB_ROOT`; only!]</text:p>
          </table:table-cell>
          <table:table-cell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IMDB_DIR</text:p>
          </table:table-cell>
          <table:table-cell office:value-type="string" calcext:value-type="string">
            <text:p>#imdbDir</text:p>
          </table:table-cell>
          <table:table-cell office:value-type="string" calcext:value-type="string">
            <text:p>&lt;empty&gt; || /abc/heml || /abc/subb/subba || …</text:p>
          </table:table-cell>
          <table:table-cell/>
          <table:table-cell table:style-name="ce9" office:value-type="string" calcext:value-type="string">
            <text:p>/abc/suba, /abc/suba/subb, …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IMDB + IMD_DIR</text:p>
          </table:table-cell>
          <table:table-cell office:value-type="string" calcext:value-type="string">
            <text:p>#imdPath + #imdDir</text:p>
          </table:table-cell>
          <table:table-cell office:value-type="string" calcext:value-type="string">
            <text:p>/home/tore/Album-1 || /home/tore/Album-1/2021–2025 || /home/tore/Album-1/abc/heml || …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#imdbDirs</text:p>
          </table:table-cell>
          <table:table-cell office:value-type="string" calcext:value-type="string">
            <text:p>&lt;empty&gt; /2021–2025 /abc /abc/heml /abc/suba /abc/subb /abc/subb/subba … [`array`]</text:p>
          </table:table-cell>
          <table:table-cell table:number-columns-repeated="1020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#picOrig [title]</text:p>
          </table:table-cell>
          <table:table-cell office:value-type="string" calcext:value-type="string">
            <text:p>/IMG_01234.jpg || /Funna_bilder.<text:span text:style-name="T2">01yz</text:span>/IMG_04873.<text:span text:style-name="T2">r3k8</text:span>.tif || /abc/heml/pic_cvb.JPG || …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picFound</text:p>
          </table:table-cell>
          <table:table-cell office:value-type="string" calcext:value-type="string">
            <text:p>#picFound</text:p>
          </table:table-cell>
          <table:table-cell office:value-type="string" calcext:value-type="string">
            <text:p>Funna_bilder.<text:span text:style-name="T2">09zy</text:span> [temporary-show-found-pictures directory, with <text:span text:style-name="T2">random</text:span> <text:span text:style-name="T2">suffix</text:span>]</text:p>
          </table:table-cell>
          <table:table-cell table:number-columns-repeated="102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IMDB_LINK</text:p>
          </table:table-cell>
          <table:table-cell office:value-type="string" calcext:value-type="string">
            <text:p>#imdbLink</text:p>
          </table:table-cell>
          <table:table-cell office:value-type="string" calcext:value-type="string">
            <text:p>. [remain, ever used?]</text:p>
          </table:table-cell>
          <table:table-cell table:number-columns-repeated="1020"/>
        </table:table-row>
        <table:table-row table:style-name="ro2" table:number-rows-repeated="20">
          <table:table-cell table:number-columns-repeated="1024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00-00-00</text:date>, <text:time style:data-style-name="N2" text:time-value="16:21:49.866078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2T11:09:21.334698047</meta:creation-date>
    <dc:date>2022-02-08T18:27:42.140940974</dc:date>
    <meta:editing-duration>PT8H29M47S</meta:editing-duration>
    <meta:editing-cycles>13</meta:editing-cycles>
    <meta:generator>LibreOffice/6.4.7.2$Linux_X86_64 LibreOffice_project/40$Build-2</meta:generator>
    <meta:document-statistic meta:table-count="1" meta:cell-count="42" meta:object-count="0"/>
  </office:meta>
</office:document-meta>
</file>